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2"/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0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section text:style-name="Sect1" text:name="ms-col2-article-header">
        <text:section text:style-name="Sect1" text:name="ms-col2-article-header-inner">
          <text:section text:style-name="Sect1" text:name="ms-col2-cook-time">
            <text:p text:style-name="List_20_Heading"><draw:frame draw:style-name="fr1" draw:name="graphics2" text:anchor-type="as-char" svg:width="2.3437in" svg:height="2.9272in" draw:z-index="0"><draw:image xlink:href="http://images.marthastewart.com/images/content/pub/everyday_food/2007Q2/med102963_0607_tburgers_l.jpg" xlink:type="simple" xlink:show="embed" xlink:actuate="onLoad"/><svg:desc>med102963_0607_tburgers.jpg</svg:desc></draw:frame></text:p>
          </text:section>
        </text:section>
      </text:section>
      <text:section text:style-name="Sect1" text:name="ms-col2-stepbystep-txt">
        <text:p text:style-name="Text_20_body">These moist, teeny-tiny bites are proof positive that bigger isn't always better. They're huge on taste -- with little effort. For juicy burgers, choose ground turkey that's labeled 7 percent fat or 93 percent lean.</text:p>
      </text:section>
      <text:section text:style-name="Sect1" text:name="ms-col2-article-content">
        <text:h text:style-name="Heading_20_2" text:outline-level="2" text:is-list-header="true">Ingredients</text:h>
        <text:p text:style-name="Text_20_body">Serves 4</text:p>
        <text:list text:style-name="L1">
          <text:list-item>
            <text:p text:style-name="P1">2 slices white sandwich bread (about 1 ounce each) </text:p>
          </text:list-item>
          <text:list-item>
            <text:p text:style-name="P1">1 pound (93 percent lean) ground turkey </text:p>
          </text:list-item>
          <text:list-item>
            <text:p text:style-name="P1">2 ounces cheddar cheese, coarsely grated (about 1/2 cup) </text:p>
          </text:list-item>
          <text:list-item>
            <text:p text:style-name="P1">1/2 small onion, coarsely grated </text:p>
          </text:list-item>
          <text:list-item>
            <text:p text:style-name="P1">Coarse salt and ground pepper </text:p>
          </text:list-item>
          <text:list-item>
            <text:p text:style-name="P1">1 teaspoon olive oil </text:p>
          </text:list-item>
          <text:list-item>
            <text:p text:style-name="P1">12 party-size potato rolls </text:p>
          </text:list-item>
          <text:list-item>
            <text:p text:style-name="P2">Lettuce, sliced tomatoes, ketchup, and mustard, for serving (optional) </text:p>
          </text:list-item>
        </text:list>
        <text:h text:style-name="Heading_20_2" text:outline-level="2" text:is-list-header="true">Directions</text:h>
        <text:list text:style-name="L2">
          <text:list-item>
            <text:p text:style-name="P3">In a food processor, pulse bread until fine crumbs form. Transfer to a medium bowl; add turkey, cheese, and onion. Season with salt and pepper, and mix gently just until combined. Form twelve 2-inch patties (about 3 tablespoons each). </text:p>
          </text:list-item>
          <text:list-item>
            <text:p text:style-name="P4">In a large nonstick skillet, heat oil over medium. Cook patties until browned and cooked through, about 5 minutes per side. Serve on rolls with lettuce, tomatoes, ketchup, and mustard, if desired. 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7-08-29T16:49:43</meta:creation-date>
    <dc:date>2007-08-29T16:51:02</dc:date>
    <meta:print-date>2007-08-29T16:50:35</meta:print-date>
    <dc:language>en-US</dc:language>
    <meta:editing-cycles>2</meta:editing-cycles>
    <meta:editing-duration>PT1M19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5" meta:word-count="166" meta:character-count="1007"/>
  </office:meta>
</office:document-meta>
</file>